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Text_20_body">
      <style:text-properties fo:font-style="normal" style:text-underline-style="none" fo:font-weight="bold" style:font-style-asian="normal" style:font-weight-asian="bold" style:font-style-complex="normal" style:font-weight-complex="bold"/>
    </style:style>
    <style:style style:name="P5"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6" style:family="paragraph" style:parent-style-name="Text_20_body" style:list-style-name="L1"/>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5"/>
    <style:style style:name="P11" style:family="paragraph" style:parent-style-name="Text_20_body" style:list-style-name="L2">
      <style:paragraph-properties fo:margin-left="1.251cm" fo:margin-right="0cm" fo:text-indent="0cm" style:auto-text-indent="false"/>
    </style:style>
    <style:style style:name="P12" style:family="paragraph" style:parent-style-name="Text_20_body" style:list-style-name="L4">
      <style:paragraph-properties fo:margin-left="1.251cm" fo:margin-right="0cm" fo:text-indent="0cm" style:auto-text-indent="false"/>
    </style:style>
    <style:style style:name="P13" style:family="paragraph" style:parent-style-name="Text_20_body" style:list-style-name="L6">
      <style:paragraph-properties fo:margin-left="1.251cm" fo:margin-right="0cm" fo:text-indent="0cm" style:auto-text-indent="false"/>
    </style:style>
    <style:style style:name="P14" style:family="paragraph" style:parent-style-name="Text_20_body" style:list-style-name="L7">
      <style:paragraph-properties fo:margin-left="1.251cm" fo:margin-right="0cm" fo:text-indent="0cm" style:auto-text-indent="false"/>
    </style:style>
    <style:style style:name="P15" style:family="paragraph" style:parent-style-name="Text_20_body" style:list-style-name="L8">
      <style:paragraph-properties fo:margin-left="1.251cm" fo:margin-right="0cm" fo:text-indent="0cm" style:auto-text-indent="false"/>
    </style:style>
    <style:style style:name="P16" style:family="paragraph" style:parent-style-name="Text_20_body" style:list-style-name="L3">
      <style:paragraph-properties fo:margin-left="1.251cm" fo:margin-right="0cm" fo:text-indent="0cm" style:auto-text-indent="false"/>
    </style:style>
    <style:style style:name="P17" style:family="paragraph" style:parent-style-name="Text_20_body" style:list-style-name="L3">
      <style:paragraph-properties fo:margin-left="1.251cm" fo:margin-right="0cm" fo:text-indent="0cm" style:auto-text-indent="false"/>
    </style:style>
    <style:style style:name="P18" style:family="paragraph" style:parent-style-name="Text_20_body" style:list-style-name="L3">
      <style:paragraph-properties fo:margin-left="1.251cm" fo:margin-right="0cm" fo:text-indent="0cm" style:auto-text-indent="false"/>
    </style:style>
    <style:style style:name="P19" style:family="paragraph" style:parent-style-name="Text_20_body" style:list-style-name="L3">
      <style:paragraph-properties fo:margin-left="1.251cm" fo:margin-right="0cm" fo:text-indent="0cm" style:auto-text-indent="false"/>
      <style:text-properties fo:font-size="12pt" style:font-size-asian="12pt" style:font-size-complex="12pt"/>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list-style-name="L4">
      <style:paragraph-properties fo:margin-left="0cm" fo:margin-right="0cm" fo:text-indent="0cm" style:auto-text-indent="false"/>
    </style:style>
    <style:style style:name="P22" style:family="paragraph" style:parent-style-name="Text_20_body" style:list-style-name="L6">
      <style:paragraph-properties fo:margin-left="0cm" fo:margin-right="0cm" fo:text-indent="0cm" style:auto-text-indent="false"/>
    </style:style>
    <style:style style:name="P23" style:family="paragraph" style:parent-style-name="Text_20_body" style:list-style-name="L7">
      <style:paragraph-properties fo:margin-left="0cm" fo:margin-right="0cm" fo:text-indent="0cm" style:auto-text-indent="false"/>
    </style:style>
    <style:style style:name="P24" style:family="paragraph" style:parent-style-name="Text_20_body" style:list-style-name="L8">
      <style:paragraph-properties fo:margin-left="0cm" fo:margin-right="0cm" fo:text-indent="0cm" style:auto-text-indent="false"/>
    </style:style>
    <style:style style:name="P25" style:family="paragraph" style:parent-style-name="Text_20_body" style:list-style-name="L9">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fo:background-color="#ffff00" style:font-style-asian="normal" style:font-weight-asian="normal" style:font-style-complex="normal" style:font-weight-complex="normal"/>
    </style:style>
    <style:style style:name="T8" style:family="text">
      <style:text-properties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9" style:family="text">
      <style:text-properties style:font-name="Times New Roman" style:font-name-asian="Times New Roman" style:font-name-complex="Times New Roman"/>
    </style:style>
    <style:style style:name="T10" style:family="text">
      <style:text-properties fo:background-color="#ffff00"/>
    </style:style>
    <style:style style:name="T11" style:family="text">
      <style:text-properties fo:background-color="#ffffff"/>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diManager 1.6</text:p>
      <text:p text:style-name="P1"/>
      <text:p text:style-name="P1">Users Manual</text:p>
      <text:h text:style-name="Heading_20_1" text:outline-level="1">Abstract</text:h>
      <text:p text:style-name="P3"/>
      <text:p text:style-name="P3">sdf</text:p>
      <text:p text:style-name="P2"/>
      <text:h text:style-name="Heading_20_1" text:outline-level="1">Requirements<text:span text:style-name="T1">d</text:span></text:h>
      <text:p text:style-name="P3">Dfsadfasdf</text:p>
      <text:p text:style-name="P3"/>
      <text:p text:style-name="P3"/>
      <text:h text:style-name="Heading_20_1" text:outline-level="1">INIT</text:h>
      <text:p text:style-name="Text_20_body">Das Program kann konfiguriert und an eigene wünsche angepasse werden durch Konfigurationsdateien im Unterordner ./<text:span text:style-name="T2">config</text:span>. Um <text:span text:style-name="T2">program.exe</text:span> starten zu können, muss sich dort zumindest die <text:span text:style-name="T3">init.txt befinden, </text:span><text:span text:style-name="T5">die die grundlegenden Konfigurationen enthält.</text:span></text:p>
      <text:p text:style-name="P4">./config/init.txt:</text:p>
      <text:list text:style-name="L1">
        <text:list-item>
          <text:p text:style-name="P7"><text:span text:style-name="T6">device:(1..16):(1..16) </text:span><text:span text:style-name="T8">→</text:span><text:span text:style-name="T6"> beispiel device:1:7 </text:span></text:p>
          <text:p text:style-name="P7"><text:span text:style-name="T6">muss genau einmal vorkommen. Der erste Parameter enthält den midiPort, der in </text:span><text:span text:style-name="T4">MidiYoke</text:span><text:span text:style-name="T6"> dafür vorgesegen wurde, die Midi-Daten des </text:span><text:span text:style-name="T4">Vst-Host</text:span><text:span text:style-name="T6"> zu empfangen, der zweite Parameter enthält den </text:span><text:span text:style-name="T4">Midi-Port</text:span><text:span text:style-name="T6">, der dafür vorgesehen wurde, Midi-Daten an den </text:span><text:span text:style-name="T4">Vst-Host </text:span><text:span text:style-name="T6">zu senden.</text:span></text:p>
        </text:list-item>
        <text:list-item>
          <text:p text:style-name="P5">controller:(dateiName)</text:p>
          <text:p text:style-name="P7"><text:span text:style-name="T6">verweist auf eine weitere Konfigurationsdatei, die einen </text:span><text:span text:style-name="T4">MidiController </text:span><text:span text:style-name="T6">beschreibt, dieses tag kann im Prinzip in beliebiger Häufigkeit vorkommen, also könne beliebig viele MidiController benutzt werden.</text:span></text:p>
        </text:list-item>
        <text:list-item>
          <text:p text:style-name="P5">rows:(1..n)</text:p>
          <text:p text:style-name="P7"><text:span text:style-name="T6">dieses tag muss, insofern mit Instrumenten gearbeitet wird genau einmal vorkommen, und zwar vor jeglicher verwendung eines instrument-tags. Eine Row ist dabei Teil eines Matrix-Konzeptes. Jede Row bezeichnet sozusagen einen (kann aus mehreren physikalischen Controllern/ Keyboards /Drumpads zusammengesetzt werden) InstumentenController, bzw. ein Set von Controllern, die als zusammendgehörend zunächstmal als Steuerung eines MidiInstrumentes dienen können (Beispiel: 1 Keyboard für Noten und eine Knopfbank für InstrumentenParameter). Sollen mit diesem C</text:span><text:span text:style-name="T4">ontrollerset</text:span><text:span text:style-name="T6"> mehrere </text:span><text:span text:style-name="T4">Vsts</text:span><text:span text:style-name="T6"> des gleichen Typs angesteuert werden, kann die Row um Instrumente erweitert und zwischen diesen geswitcht werden, d.h das jeweils aktuelle Instrument der Row kann über die Controller gespielt werden.</text:span></text:p>
          <text:p text:style-name="P5">Ein weiteres InstrumentenSet, bestehend aus mehreren Vst-Intsrumenten, kann über eine weitere row hinzugefügt werden</text:p>
          <text:p text:style-name="P6"><text:span text:style-name="T6">Jede Row besteht aus mehreren VstInstrumenten </text:span><text:span text:style-name="T7">des gleichen Ty</text:span><text:span text:style-name="T6">ps stimmt nicht , die sich ein Set physikalischer Controller teilen, der Parameter gibt die Anzahl der verwendeten </text:span><text:span text:style-name="T4">Rows </text:span><text:span text:style-name="T6">an.</text:span></text:p>
          <text:p text:style-name="P6"><text:span text:style-name="T6">Besitzt jedes Instrument einen eigenen </text:span><text:span text:style-name="T4">Controller,</text:span><text:span text:style-name="T6"> so besteht die </text:span><text:span text:style-name="T4">Row</text:span><text:span text:style-name="T6"> nur aus einem Element.</text:span></text:p>
        </text:list-item>
        <text:list-item>
          <text:p text:style-name="P5">instrument:(1..n):(dateiName)</text:p>
          <text:p text:style-name="P7"><text:soft-page-break/><text:span text:style-name="T6">spezifiziert ein einzelnes </text:span><text:span text:style-name="T4">VstInstrument</text:span><text:span text:style-name="T6">, das sich mit weiteren einer </text:span><text:span text:style-name="T4">row</text:span><text:span text:style-name="T6"> ein </text:span><text:span text:style-name="T4">ControllerSet</text:span><text:span text:style-name="T6"> teilen kann. Der erste Parameter dient dabei der Einordnung in eine</text:span><text:span text:style-name="T4"> row</text:span><text:span text:style-name="T6">.</text:span></text:p>
        </text:list-item>
      </text:list>
      <text:p text:style-name="Text_20_body">Um das Programm zu starten einfach <text:span text:style-name="T2">program.exe</text:span> doppelklicken. </text:p>
      <text:h text:style-name="Heading_20_1" text:outline-level="1"/>
      <text:h text:style-name="Heading_20_1" text:outline-level="1">Controller </text:h>
      <text:p text:style-name="Text_20_body">Dieser Abschnitt beschreibt die Implementation und Konfiguration von MidiControllern, d.h. Geräten, die MidiDaten senden und als MidiFeedback empfangen können. MidiManager unterscheidet zwei Hauptzwecke dieser Geräte. Zum einen kann ein Gerät als Repräsentation eines Mixer-Abschnittes eines VstHost dienen (beispielsweise Kanäle 1-8 Vol/Pan/Send1 etc.). Zum anderen kann ein Gerät verschiedene VstInstrumente bedienen. Damit das klappt, kann MidiManager, eine physikalische Bank eines MidiControllers so multiplizieren, dass daraus nahezu beliebig viele virtuelle Bänke entstehen. Darüber hinaus ist es natürlich auch möglich, ein Gerät in zwei Sektionen zu unterteilen, und die eine als Mixer, die andere als InstrumentenController zu verstehen. <text:span text:style-name="T10">Sonderfälle Page 5. <text:s/></text:span><text:span text:style-name="T11"><text:s text:c="4"/></text:span></text:p>
      <text:p text:style-name="Text_20_body">Nehmen wir an, wir wollen einen Behringer BCR2000 Controller verwenden, die obere Sektion davon soll uns als Mixer dienen die untere als Controller von vier Vst Instrumenten. Im einfachsten Fall muss man dafür folgendes tun: Man belegt die MixerSektion des Bcr mit Ccs, wobei die Nummern keine Rolle spielen, wichtig ist, das alle Knöpfe und Drehregler sich einen gemeinsamen MidiKanal teilen. Die InstrumentenSektion des Bcr belegen wir wieder mit Ccs, beginnend mit CC 0. Wichtig hierbei ist, das diese Ccs einen anderen MidiKanal zugewiesen bekommen als die der Mixersektion, damit MidiManager eine Übersicht über die Belegung bekommt.</text:p>
      <text:p text:style-name="Text_20_body">Als erstes legen wir nun eine ConfigDatei für einen MidiController an, die wir dann in die init.txt eintragen. Diese enthält dann als erstes ein Device-Tag.</text:p>
      <text:list text:style-name="L2">
        <text:list-item>
          <text:p text:style-name="P8">Device:(1..16):(1..16):(0..16)</text:p>
          <text:p text:style-name="P8">dieses Tag muss genau einmal vorkommen</text:p>
        </text:list-item>
        <text:list-item>
          <text:p text:style-name="P11">Parameter 1: ein MidiPort, auf dem MidiManager die Daten des Controller in Empfang nehmen kann. Dieser muss zuerst in MidiYoke angelegt werden.</text:p>
        </text:list-item>
        <text:list-item>
          <text:p text:style-name="P11">Parameter 2: ein MidiPort, auf dem MidiManager den Controller wiederum ansprechen kann, auch dieser muss zuvor in MidiYoke angelegt werden.</text:p>
        </text:list-item>
        <text:list-item>
          <text:p text:style-name="P11">Parameter 3: eine eindeutige DeviceID. Man sollte alle verwendeten Mixer von 0 beginnend durchnummerieren. (wichtig nicht Controller, sondern mixer , d.h sind auf dem ersten Controller 2 Mixer-Sektionnen, so nennt man den zweiten Controller ID 2, nicht 1)</text:p>
        </text:list-item>
      </text:list>
      <text:p text:style-name="P20">Dann müssen wir MidiManager über die gewählte Organisation des Controllers aufklären.</text:p>
      <text:list text:style-name="L4">
        <text:list-item>
          <text:p text:style-name="P21">Organisation:(1..16):(1..16)</text:p>
          <text:p text:style-name="P21">dieses Tag muss genau einmal vorkommen</text:p>
        </text:list-item>
        <text:list-item>
          <text:p text:style-name="P12">Parameter 1: spezifiziert den MidiKanal, den man zur verwendung für eine MixerSektion zu benutzen gedenkt.</text:p>
        </text:list-item>
        <text:list-item>
          <text:p text:style-name="P12">Parameter 2: spezifiziert den MidiKanal, den man zu verwendung von InstrumentenPages zu benutzen gedenkt.</text:p>
        </text:list-item>
      </text:list>
      <text:p text:style-name="Text_20_body"/>
      <text:p text:style-name="Text_20_body">Nun legen wir eine virtuelle MixerSektion an. Dies funktioniert so: Wird ein Dreh oder Druckknopf</text:p>
      <text:p text:style-name="Text_20_body"><text:soft-page-break/>auf dem Controller betätigt, mappt MidiManager das einkommende MidiCC auf einen anderen MidiKanal um, der im VstHost dafür vorgesegen ist, diese MixerSektion zu verwalten. Beispielsweise könnte man einen 24-KanalMixer im VstHost zu drei MixerSektionen je 8 Kanäle aufteilen, die erste Sektion wird durch die Ccs des MidiKanals 13, die zweite durch Ccs des MidiKanals14, die dritte durch Ccs des MidiKanals 15 gessteuert. Demgegenüber stehen die Ccs eines einzigen MidiKanals auf dem physikalischen Controllers. Nun können etwa drei Controller jeweils eine MixerSektion bedienen, es ist aber auch möglich mehrere MixerSektionen mit einem Controller zu bedienen, <text:span text:style-name="T11">d</text:span><text:span text:style-name="T10">azu später me</text:span>hr. </text:p>
      <text:list text:style-name="L6">
        <text:list-item>
          <text:p text:style-name="P22">Mixer:(1..16)</text:p>
          <text:p text:style-name="P22">mehrere tags dieses Typs können in einer ConfigDatei auftauchen</text:p>
          <text:p text:style-name="P13">- Parameter 1: MidiManager mappt die MidiCC der MixerSektion des Controllers auf diesen MidiKanal um, der im VstHost zur Verwaltung einer MixerSektion dient.</text:p>
        </text:list-item>
      </text:list>
      <text:p text:style-name="Text_20_body">Hinter der Verwendung virtueller Pages steckt folgendes Konzept: Physikalische MidiCCs der InstrumentenSektion werden auf beliebige andere Bereiche umgemappt. Beispielsweise können 24 Drehknöpfe einer unteren BCR2000 Sektion einmal so benutzt werden, dass sie die Ccs 32-63 auf MidiKanal12 im VstHost erzeugen, oder auch die Ccs 64-95 auf MidiKanal1 im VstHost. Dadurch können mit einer einzigen physikalischen Page eines Controllers beliebig viele virtuelle Pages angesprochen werden. Die entscheidende Frage ist dann, wie man die Pages wechselt.</text:p>
      <text:p text:style-name="Text_20_body">Die Pages wechselt man, indem man per MidiKanal 16 einen beliebigen MidiCC, der einer jeweiligen Page zugeordnet ist, an MidiManager schickt. Die Quelle kann ein beliebiger Controller sein. MidiManager aktiviert dann auf dem Controller, der sich angesprochen fühlt, also meint, diese virtuelle Page zu beherrbergen, die jeweilige Page. (m<text:span text:style-name="T10">idifeedbac</text:span>k). </text:p>
      <text:list text:style-name="L2">
        <text:list-item>
          <text:p text:style-name="P8">page:(1..n):(0..126):(1..128):(1..16):(0..127)</text:p>
          <text:p text:style-name="P8">beliebig viel Tags des Typs können in einer ConfigDatei vorkommen</text:p>
        </text:list-item>
        <text:list-item>
          <text:p text:style-name="P11">Parameter 1:<text:span text:style-name="T10">TOD</text:span>O</text:p>
        </text:list-item>
        <text:list-item>
          <text:p text:style-name="P11">Parameter 2: StartCC – MidiCCs des Controllers beginnen bei 0. wird ein Drehknopf mit der CC Nummer 4 bewegt, und ist die StartCC 32, wird also die ControllerNummer 36 an den Host gesendet.</text:p>
        </text:list-item>
        <text:list-item>
          <text:p text:style-name="P11">Parameter 3: Gibt die Grösse einer Page an bzw der Anzahl der in ihr genutzten MidiCC ControllerNummern</text:p>
        </text:list-item>
        <text:list-item>
          <text:p text:style-name="P11">Parameter 4: Auf diesem Kanal wird die CC des betätigten Reglers des Controllers an den VstHost gesendet.</text:p>
        </text:list-item>
        <text:list-item>
          <text:p text:style-name="P11">Parameter 5: Empfängt MidiManager auf MidiKanal16 einen MidiCC dieses Wertes, wird diese Page aktiviert, gleichzeitig wird genau dieser MidiCC an den Host weitergereicht, damit dort auch ein Kanal über diese Nummer ausgewählt werden kann. </text:p>
        </text:list-item>
      </text:list>
      <text:p text:style-name="P20">ChannelStrips,IDs und MixerWidth</text:p>
      <text:p text:style-name="P20">Wie bereits erwähnt, lassen sich Pages über Parameter 5 eines Page-Tags aktivieren, für beliebige Pages, beispielsweise für fx-plugins sollten dabei die Ccs 96 des MidiKanals 96 aufwärts verwendet werden. Dabei kann beispielsweise auch ein Druckknopf eines anderen Controllers, diesen Wert auslösen um auf dem ersteren Controller einen PageWechsel auszulösen. Ein Spezialfall soll nun behandelt werden. Beispielsweise wollen wir 24 ChannelStrips (Eq, Compressor) auf einem ersten Controller verwaltet werden. Für die Ansteuerung (Parameter 5) werden die MidiCCs 0-23 verwendet. Wie können wir nun diese Kanäle ansprechen? Auf einem BCR2000 nutzen wir dazu die DruckKnöpfe der PushEncoder. Physikalisch haben sollten diese immer die Werte 0..n aussenden, bei mehreren benutzen Controllern ist es nicht nötig, diese anderes zu konfigurieren.</text:p>
      <text:list text:style-name="L5">
        <text:list-item>
          <text:p text:style-name="P10">MixerWidth:(1..24):(0..127)</text:p>
        </text:list-item>
        <text:list-item>
          <text:p text:style-name="P10"><text:soft-page-break/>Parameter 1: MidiManager benötigt diese Information für interne Zwecke, gemeint ist die Anzahl an Channels, die eine MixerSektion beherbergt, ein typischer Wert, beispielsweise auf einem Behringer Controller, wäre 8. T<text:span text:style-name="T10">ODO optionale</text:span>s tag</text:p>
        </text:list-item>
      </text:list>
      <text:p text:style-name="Text_20_body">Zusammen mit der ID aus dem DeviceTag ergeben sich für MidiManager die nötigen Informationen, die gewünschten ChannelStrips anzuwählen. D.h. Nehmen wir an, wir hätten drei BCR2000, der erste mit der ID 0, der zweite mit der ID 1, der dritte mit der ID 2. Würden wir nun den ersten Druckknopf des Controllers mit der ID1 betätigen, würde bei einer MixerWidth von 8, nun das CC 8+0=8 ausgesendet, auf dem Gerät mit der ID0, welches die Pages der ChannelStrips verwaltet, würde nun die Page mit der 8 getriggert, zusätzlich würde die CC an den VSTHost weitergeleitet werden. Bei einem Druck des letzen Druckknopf des dritten Controllers wäre die ausgesendete CC 7+16=23.</text:p>
      <text:list text:style-name="L7">
        <text:list-item>
          <text:p text:style-name="P23">MixerWidth:(1..24):(0..127)</text:p>
        </text:list-item>
        <text:list-item>
          <text:p text:style-name="P14">Parameter 2: Sind mehrere MixerTags angegeben, dient diese CC dazu, wenn der Controller sie empfängt eine weitere MixerSektion mit dem gleichen Controller zu bedienen.</text:p>
        </text:list-item>
      </text:list>
      <text:p text:style-name="P20">Nehmen wir an, wir möchten mit 2 BCR2000 drei MixerSektionen a 8 Channels bedienen, wobei das erste Gerät die virtuellen Pages der ChannelStrips verwaltet. So würde man in der ConfigDatei des zweiten Controllers zwei MixerTags angeben. Empfängt der zweiteController nun die in Parameter 2 spezifizierte CC auf MidiKanal 16, so lässt sich nun die dritte Mixer Sektion (= die zweite MixerSektion des zweiten Controllers) damit ansteuern, alle betätigten Knöpfe werden nun auf den Kanal der zweiten MixerSektion gemappt. Bei erneutem Druck wieder der erste.</text:p>
      <text:p text:style-name="P20">Insbesondere bedeutet das dann auch, wenn auf dem zweiten Controller der erste PushEncoder betätigt wird, wird foldendes Signal ausgelöst (bei MixerWidth=8): 8 + 8 + 0 =16.</text:p>
      <text:p text:style-name="P20">Halten wir fest, die Triggers (pageTag parameter 5) sollten, sofern damit channelStrips verwaltet werden, werte von 0..64 annehmen, sofern damit fx-plugins, instrumente etc. angewählt werden, werte ab 96 aufwärts tragen.</text:p>
      <text:p text:style-name="P20">modes</text:p>
      <text:p text:style-name="P20">In der Tat ist es so, das unterschiedliche Instrumente unterschiedliche Cc-Modes benötigen. Beispielsweise ist es für einen EQ vielleicht sinnvoller relativeMode anstatt absoluteMode zu verwenden. Dazu können nun verschiedene physikalische Pages auf den Controllern definiert werden. </text:p>
      <text:p text:style-name="P20">Etwa:</text:p>
      <text:p text:style-name="P20">page 1: instrumentenSektion alle Ccs absolut </text:p>
      <text:p text:style-name="P20">page 2: instrumentenSektion alle Ccs <text:s/>relative </text:p>
      <text:p text:style-name="P20">page 3: instrumentenSektion teilweise absolut und teilweise relative </text:p>
      <text:p text:style-name="P20">Somit erhellt sich der Sinn des ersten Parameters des PageTags. Jeweils die Seite (zählung beginnt entgegen dem Beispiel bei 0) wird physikalisch angewählt, wenn die virtuelle Page angewählt wird, um zu jeder Seite / zu jedem Plugin eine entsprechende ControllerBelegung an der Hand zu haben. Wichtig ist dabei immer, die Ccs müssen die Kanalnummer tragen, die für die InstrumentenSektion definiert wurde, die MixerSektion muss 100% den übrigen MixerSektionen der anderen physikalischen Pages entsprechen.</text:p>
      <text:p text:style-name="P20">sends</text:p>
      <text:p text:style-name="P20">Nimmt man an, das ein Controller sowohl als Mixer als auch als InstumentenController benutzt wird, so ist klar, das nur ein kleiner Teil der MixerFunktionen wirklich genutzt werden kann, beispielsweise Vol,Mute,Solo,Panorama. Somit wäre es wünschenswert, eine physikalisch Page</text:p>
      <text:p text:style-name="P20"><text:soft-page-break/>page 0: sendsPage</text:p>
      <text:p text:style-name="P20">zu definieren, die die übrigen Parameter der MixerSektion zufreifbar macht. Auf dem Controller sollten nun auf dieser Page alle Ccs den Kanal aus organisation-Tag (parameter 1) tragen. Genau dafür ist die erste (0-llte) physikalische Pages eines jeden Controllers vorgesehen, insbesondere macht das Sinn bei Fader-Geräten, die nur MixerSektionen steuern sollen.</text:p>
      <text:list text:style-name="L9">
        <text:list-item>
          <text:p text:style-name="P25">sends:(1..16):(1..n):(1..127):(1..127)</text:p>
          <text:p text:style-name="P25">dieses Tag darf <text:s/>maximal ein mal und sollte auch ein mal pro controller vorkommen.</text:p>
        </text:list-item>
      </text:list>
      <text:list text:style-name="L8">
        <text:list-item>
          <text:p text:style-name="P15">Parameter 1: Cross Reference. Hier ist die MixerID eines fremden Controllers angegeben, auf dem zusätzlich zu den auf dem hiesiegen Controller angezeigten Sends auch Vsts als virtuelle Pages angesprochen werden können.</text:p>
        </text:list-item>
        <text:list-item>
          <text:p text:style-name="P15">Parameter 2: die Anzahl der virtuellen Pages auf dem FremdController. Dort werden sie wie normale virtuelle Pages definiert und gehandhabt.</text:p>
        </text:list-item>
        <text:list-item>
          <text:p text:style-name="P15">Parameter 3: erste trigger nummer (quasi parameter 5 des pageTags eines FremdControllers)</text:p>
        </text:list-item>
        <text:list-item>
          <text:p text:style-name="P15">Parameter 4: Trigger, wird diese CC auf Kanal16 ausgelöst, so passiert folgendes. Auf dem Controller wird die SendsPage (normal 0) angewählt. Es wird ein Signal ausgelöst was dem Parameter 3 entspricht, dies kann auf dem FremdController zur Anwahl einer SendFX VST page führen, sofern dort eine spezifiziert ist.</text:p>
        </text:list-item>
      </text:list>
      <text:p text:style-name="P20">Bei mehrmaligen Auslösen des Triggers (also Parameter 4) wird nun das ausgelöste Signal schrittweise erhöhlt, so oft wie in Parameter 2 beschrieben. Wird eine Page auf dem FremController gefunden, findet die CC dann natürlich auch den Weg zum Host, um dort das Vst oder dessen Kanal auszuwählen. Beispielsweise Parameter 3=112 und zwei mal getriggert <text:span text:style-name="T9">→</text:span> sendet 112+1 aus, was wiederum die Seite x,x,x,x auf einem anderen Controller auslöst, dieser sendet das dann an den host, der das send-fx plug sichtbar macht.</text:p>
      <text:p text:style-name="P20">Bei mehreren auf einem einzigen Contoller verwalteten mixerSektionen wird jeweils die gewünschten Sends automatisch verwaltet.</text:p>
      <text:list text:style-name="L8">
        <text:list-header>
          <text:p text:style-name="P24"/>
        </text:list-header>
      </text:list>
      <text:h text:style-name="Heading_20_1" text:outline-level="1">Instrumente</text:h>
      <text:p text:style-name="Text_20_body">Mit Instrumenten sei hier folgenden Konzept gemeint: Im Host haben wir ein VstPlugin, beispielsweise einen Guru-DrumComputer, der Hardwareseitig vom verschiedenen Einheiten, DrumPads, Drehbänken, Keyboards etc bedient werden kann.</text:p>
      <text:list text:style-name="L3">
        <text:list-item>
          <text:p text:style-name="P9">Device:(1..16):(0..127)</text:p>
        </text:list-item>
        <text:list-item>
          <text:p text:style-name="P16">Parameter 1: Dieser Parameter bezeichnet einen MidiPort der dazu verwendet werden soll, das entprechende Gerät im Host anzusprechen und muss in MidiYoke aktiviert werden.</text:p>
        </text:list-item>
        <text:list-item>
          <text:p text:style-name="P16">Parameter 2: Wird dieser CC auf Kanal 16 empfangen, setzt MidiManager dieses Instrument innerhalb einer Row als aktiv und ordnet somit die physikalischen Controller dem Vst zu.</text:p>
        </text:list-item>
        <text:list-item>
          <text:p text:style-name="P9">Record:(0..127)</text:p>
        </text:list-item>
        <text:list-item>
          <text:p text:style-name="P16">Parameter 1: Wird ein Instrumen über device-parameter 2 aktiviert, sendet MidiManager auf Kanal16 diesen CC an den Host, damit dort zb ein ChannelRecordButton aktiviert werden kann, sobald das Instrument ausgewählt wird.</text:p>
        </text:list-item>
        <text:list-item>
          <text:p text:style-name="P9">Notes:(1..16):(1..16):(0..32000)</text:p>
        </text:list-item>
        <text:list-item>
          <text:p text:style-name="P16"><text:soft-page-break/>Parameter 1: Es wird auf diesem Kanal auf eingehende Notenwerte gehorcht, MidiManager weiss nichts weiteres über die Geräte die dies aussenden. Bei mehreren Rows sollte daher dafür gesorgt werden, das jede Row auf ihrem eigenen Kanal horcht.</text:p>
        </text:list-item>
        <text:list-item>
          <text:p text:style-name="P16">Parameter 2: MidiManager mappt die eingehenden Noten auf diesen Kanal um und schickt sie über den in Device-Parameter1-spezifizierten Port in das VstHost.</text:p>
        </text:list-item>
        <text:list-item>
          <text:p text:style-name="P16">Parameter 3: Grenze. Notenwerte bis zu diesen Wert werden aktzeptiert, was es möglich macht, darüberliegende noten zur gerätesteuerung über die commandTags zu verwenden</text:p>
        </text:list-item>
        <text:list-item>
          <text:p text:style-name="P9">command:(1..16):(0..127):(1..16):(0..127):(0..1)</text:p>
          <text:p text:style-name="P9">beliebig viele CommandMappings können auftauchen</text:p>
        </text:list-item>
        <text:list-item>
          <text:p text:style-name="P19">Parameter 1-2: diese bezeichen den Destination Kanal und CC bzw NotenWert</text:p>
        </text:list-item>
        <text:list-item>
          <text:p text:style-name="P19">Parameter 3-4: diese bezeichnen den Source Kanal und CC bzw NotenWert </text:p>
        </text:list-item>
        <text:list-item>
          <text:p text:style-name="P19">Parameter 5: 0 steht für Notenwerte, 1 für CCWerte. </text:p>
        </text:list-item>
      </text:list>
      <text:p text:style-name="P26">Was hier passiert ist ganz einfach: wird ein durch die Parameter 3-4 spezifizierter Wert aufgeschnappt: wird er einfach auf die DestinationWerte umgemappt. Dies ist zb sinnvoll, wenn ein Vst feste MidiSpezifikationen hat. Beispielsweise kann ein beliebiger Controller nun einen freien Knopf dafür verwenden, bei einem Vst den Record oder Gain Regler zu verändern. Insbesondere kann auch eine freie physikalische Page (aufpassen, keine schnittmengen mit dem im organisation tag bezeichneten kanälen) dafür verwendet werden, da für vommand-mappints egal ist, woher die werte letztendlich stammen. <text:span text:style-name="T10">Sieh sp</text:span>äter:</text:p>
      <text:p text:style-name="P26"/>
      <text:p text:style-name="P26"/>
      <text:p text:style-name="P26"/>
      <text:p text:style-name="P2"/>
      <text:p text:style-name="P2"/>
      <text:p text:style-name="P2"/>
      <text:p text:style-name="P2"/>
      <text:p text:style-name="P2"/>
      <text:p text:style-name="P2"/>
      <text:p text:style-name="P2"/>
      <text:h text:style-name="Heading_20_1" text:outline-level="1">Strategien</text:h>
      <text:p text:style-name="Text_20_body"/>
      <text:p text:style-name="Text_20_body">Page 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daniel de oliveira</meta:initial-creator>
    <meta:creation-date>2008-10-20T16:08:35</meta:creation-date>
    <dc:creator>daniel de oliveira</dc:creator>
    <dc:date>2008-10-20T22:22:48</dc:date>
    <meta:editing-cycles>44</meta:editing-cycles>
    <meta:editing-duration>PT4H3M2S</meta:editing-duration>
    <meta:user-defined meta:name="Info 1"/>
    <meta:user-defined meta:name="Info 2"/>
    <meta:user-defined meta:name="Info 3"/>
    <meta:user-defined meta:name="Info 4"/>
    <meta:document-statistic meta:table-count="0" meta:image-count="0" meta:object-count="0" meta:page-count="6" meta:paragraph-count="97" meta:word-count="2344" meta:character-count="15950"/>
  </office:meta>
</office:document-meta>
</file>